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in" loext:contextual-spacing="false" fo:line-height="100%"/>
    </style:style>
    <style:style style:name="P2" style:family="paragraph" style:parent-style-name="Standard">
      <style:paragraph-properties fo:margin-top="0in" fo:margin-bottom="0.2in" loext:contextual-spacing="false" fo:line-height="100%"/>
      <style:text-properties style:font-name="FreeSans" fo:font-size="14pt" fo:font-weight="normal" style:font-name-asian="FreeSans1" style:font-size-asian="14pt" style:font-weight-asian="normal" style:font-name-complex="FreeSans1" style:font-size-complex="14pt"/>
    </style:style>
    <style:style style:name="P3" style:family="paragraph" style:parent-style-name="Standard">
      <style:paragraph-properties fo:margin-top="0in" fo:margin-bottom="0.2in" loext:contextual-spacing="false" fo:line-height="100%"/>
      <style:text-properties style:font-name="FreeSans" fo:font-size="14pt" style:font-name-asian="FreeSans1" style:font-size-asian="14pt" style:font-name-complex="FreeSans1" style:font-size-complex="14pt"/>
    </style:style>
    <style:style style:name="P4" style:family="paragraph" style:parent-style-name="Title" style:master-page-name="Standard">
      <style:paragraph-properties fo:margin-top="0in" fo:margin-bottom="0.2in" loext:contextual-spacing="false" fo:line-height="100%" style:page-number="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FreeSans" fo:font-size="14pt" style:font-name-asian="FreeSans1" style:font-size-asian="14pt" style:font-name-complex="FreeSans1" style:font-size-complex="14pt"/>
    </style:style>
    <style:style style:name="T3" style:family="text">
      <style:text-properties style:font-name="FreeSans" fo:font-size="14pt" fo:font-weight="bold" style:font-name-asian="FreeSans1" style:font-size-asian="14pt" style:font-weight-asian="bold" style:font-name-complex="FreeSans1" style:font-size-complex="14pt"/>
    </style:style>
    <style:style style:name="T4" style:family="text">
      <style:text-properties style:font-name="FreeSans" fo:font-size="14pt" fo:font-weight="normal" style:font-name-asian="FreeSans1" style:font-size-asian="14pt" style:font-weight-asian="normal" style:font-name-complex="FreeSans1" style:font-size-complex="14pt"/>
    </style:style>
    <style:style style:name="T5" style:family="text">
      <style:text-properties style:text-position="0% 100%" style:font-name="FreeSans" fo:font-size="14pt" fo:font-weight="normal" style:font-name-asian="FreeSans1" style:font-size-asian="14pt" style:font-weight-asian="normal" style:font-name-complex="FreeSans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ssad: The Quest For His Heart Script</text:span></text:p>
      <text:p text:style-name="P1"><text:span text:style-name="T2">{Cutscene: Opening}</text:span></text:p>
      <text:p text:style-name="P1"><text:span text:style-name="T2">MC: You might be wondering how I got here</text:span></text:p>
      <text:p text:style-name="P1"><text:span text:style-name="T2">MC: Being married to the president of Syria and getting tons of publicity because of it</text:span></text:p>
      <text:p text:style-name="P1"><text:span text:style-name="T2">MC: Well, I’ll explain.</text:span></text:p>
      <text:p text:style-name="P1"><text:span text:style-name="T2">MC: This is my story</text:span></text:p>
      <text:p text:style-name="P1"><text:span text:style-name="T2">[Fades to black, then back to the main character’s face]</text:span></text:p>
      <text:p text:style-name="P1"><text:span text:style-name="T2">MC: Well, you control the story so what you do might be different from the canon</text:span></text:p>
      <text:p text:style-name="P1"><text:span text:style-name="T2">[Fades to black again]</text:span></text:p>
      <text:p text:style-name="P1"><text:span text:style-name="T2">{In-game: Morning 1}</text:span></text:p>
      <text:p text:style-name="P1"><text:span text:style-name="T2">[Scene: Main Character’s bedroom]</text:span></text:p>
      <text:p text:style-name="P1"><text:span text:style-name="T2">[Audio: Alarm clock going off]</text:span></text:p>
      <text:p text:style-name="P1"><text:span text:style-name="T2">[Audio: Alarm clock being slammed]</text:span></text:p>
      <text:p text:style-name="P1"><text:span text:style-name="T2">MC: </text:span><text:span text:style-name="T3">Yawns</text:span><text:span text:style-name="T4"> Man… school is starting already?</text:span></text:p>
      <text:p text:style-name="P1"><text:span text:style-name="T4">MC: Just gonna fail most of my classes like last year, I guarantee it</text:span></text:p>
      <text:p text:style-name="P1"><text:span text:style-name="T4">MC: Might as well try, I guess</text:span></text:p>
      <text:p text:style-name="P1"><text:span text:style-name="T4">[Scene: Main Character’s kitchen]</text:span></text:p>
      <text:p text:style-name="P1"><text:span text:style-name="T4">MC: What to have for breakfast…</text:span></text:p>
      <text:p text:style-name="P1"><text:span text:style-name="T4">[MENU:</text:span></text:p>
      <text:p text:style-name="P1"><text:span text:style-name="T4">C1: Something quick</text:span></text:p>
      <text:p text:style-name="P1"><text:soft-page-break/><text:span text:style-name="T4">C2: Something that’ll take a while]</text:span></text:p>
      <text:p text:style-name="P2"/>
      <text:p text:style-name="P1"><text:span text:style-name="T4">{In-game: Quickly getting ready (M1-C1)}</text:span></text:p>
      <text:p text:style-name="P1"><text:span text:style-name="T4">MC: Alright, the only quick breakfast I have is some cereal. I’ll have some</text:span></text:p>
      <text:p text:style-name="P1"><text:span text:style-name="T4">I had some cereal. It tasted… off</text:span></text:p>
      <text:p text:style-name="P1"><text:span text:style-name="T4">MC: What’s expired? The cereal or the milk?</text:span></text:p>
      <text:p text:style-name="P1"><text:span text:style-name="T4">I check the milk’s expiration date. It read MAR 15 2006</text:span></text:p>
      <text:p text:style-name="P1"><text:span text:style-name="T4">Today was August 12th…</text:span><text:span text:style-name="T5"> 2019</text:span></text:p>
      <text:p text:style-name="P1"><text:span text:style-name="T5">MC: Oh what the fu-</text:span></text:p>
      <text:p text:style-name="P1"><text:span text:style-name="T5">I gagged</text:span></text:p>
      <text:p text:style-name="P1"><text:span text:style-name="T5">MC: When was the last time I went shopping?</text:span></text:p>
      <text:p text:style-name="P1"><text:span text:style-name="T5">I suddenly felt really nauseous</text:span></text:p>
      <text:p text:style-name="P1"><text:span text:style-name="T5">MC: Oh god…</text:span></text:p>
      <text:p text:style-name="P1"><text:span text:style-name="T5">I rushed to the bathroom and threw up</text:span></text:p>
      <text:p text:style-name="P1"><text:span text:style-name="T5">MC: Yeah… I’m gonna stay home today</text:span></text:p>
      <text:p text:style-name="P3"/>
      <text:p text:style-name="P1"><text:span text:style-name="T2">{In-game: Taking some time (M1-C2)}</text:span></text:p>
      <text:p text:style-name="P3"/>
      <text:p text:style-name="P1"><text:span text:style-name="T2">MC: Eh, screw it. I’ll make something that’ll take some time</text:span></text:p>
      <text:p text:style-name="P1"><text:span text:style-name="T2">I looked around my house for something that’ll take a while to make</text:span></text:p>
      <text:p text:style-name="P1"><text:span text:style-name="T2">MC: Absolutely nothing! I’ll just have something quick</text:span></text:p>
      <text:p text:style-name="P1"><text:soft-page-break/><text:span text:style-name="T2">{Go to Getting Ready Quickly}</text:span></text:p>
      <text:p text:style-name="P3"/>
      <text:p text:style-name="P3"/>
      <text:p text:style-name="P1"><text:span text:style-name="T5">{In-game: Staying home}</text:span></text:p>
      <text:p text:style-name="P1"><text:span text:style-name="T5">[Scene: Main Character’s bedroom]</text:span></text:p>
      <text:p text:style-name="P1"><text:span text:style-name="T5">I called the school to tell them I got sick and would be staying home</text:span></text:p>
      <text:p text:style-name="P1"><text:span text:style-name="T5">They tried to convince me to go, it was the first day after all</text:span></text:p>
      <text:p text:style-name="P1"><text:span text:style-name="T5">Unless they just really wanted money…</text:span></text:p>
      <text:p text:style-name="P1"><text:span text:style-name="T5">Probably that to be honest</text:span></text:p>
      <text:p text:style-name="P1"><text:span text:style-name="T5">MC: Time to do whatever it is people do when they’re not at school</text:span></text:p>
      <text:p text:style-name="P1"><text:span text:style-name="T5">MC: I do have the internet and perfectly fine fingers…</text:span></text:p>
      <text:p text:style-name="P1"><text:span text:style-name="T5">[Fade to black]</text:span></text:p>
      <text:p text:style-name="P1"><text:span text:style-name="T5">A few hours later</text:span></text:p>
      <text:p text:style-name="P1"><text:span text:style-name="T5">[Scene: Main Character’s bedroom]</text:span></text:p>
      <text:p text:style-name="P1"><text:span text:style-name="T5">MC: Didn’t think I would last that long but now I gotta clean the sheets</text:span></text:p>
      <text:p text:style-name="P1"><text:span text:style-name="T5">The doorbell rings</text:span></text:p>
      <text:p text:style-name="P1"><text:span text:style-name="T5">MC: Dammit… at a time like this?</text:span></text:p>
      <text:p text:style-name="P1"><text:span text:style-name="T5">I walk over to the door to see who’s there</text:span></text:p>
      <text:p text:style-name="P1"><text:span text:style-name="T5">[Scene: The front door]</text:span></text:p>
      <text:p text:style-name="P1"><text:span text:style-name="T5">I open the door</text:span></text:p>
      <text:p text:style-name="P1"><text:span text:style-name="T5">MC: What do you want?</text:span></text:p>
      <text:p text:style-name="P1"><text:soft-page-break/><text:span text:style-name="T5">BA: I came-</text:span></text:p>
      <text:p text:style-name="P1"><text:span text:style-name="T5">MC: So did I</text:span></text:p>
      <text:p text:style-name="P1"><text:span text:style-name="T5">BA: Uh… alright then… well, </text:span><text:span text:style-name="T2">here are</text:span><text:span text:style-name="T5"> the assignments because you weren’t here today</text:span></text:p>
      <text:p text:style-name="P1"><text:span text:style-name="T5">He hands me the assignments</text:span></text:p>
      <text:p text:style-name="P1"><text:span text:style-name="T5">MC: Thanks, I’m sure I’ll procrastinate until the minute they’re due</text:span></text:p>
      <text:p text:style-name="P1"><text:span text:style-name="T5">I take a look at the assignments given</text:span></text:p>
      <text:p text:style-name="P1"><text:span text:style-name="T5">MC: Wait, it’s the first day of school… why are there…?</text:span></text:p>
      <text:p text:style-name="P1"><text:span text:style-name="T5">I read the paper on top</text:span></text:p>
      <text:p text:style-name="P1"><text:span text:style-name="T5">Is it a… love letter?</text:span></text:p>
      <text:p text:style-name="P1"><text:span text:style-name="T5">MC: What’s this?</text:span></text:p>
      <text:p text:style-name="P1"><text:span text:style-name="T5">BA: Oh that… uh…</text:span></text:p>
      <text:p text:style-name="P1"><text:span text:style-name="T5">He suddenly took the</text:span><text:span text:style-name="T2"> “assignments”</text:span><text:span text:style-name="T5"> out of my hands</text:span></text:p>
      <text:p text:style-name="P1"><text:span text:style-name="T5">BA: That was meant for someone else!</text:span></text:p>
      <text:p text:style-name="P1"><text:span text:style-name="T5">MC: Then why did you come to my house?</text:span></text:p>
      <text:p text:style-name="P1"><text:span text:style-name="T5">BA: I… uh…</text:span></text:p>
      <text:p text:style-name="P1"><text:span text:style-name="T5">BA: How rude of myself, I didn’t introduce myself!</text:span></text:p>
      <text:p text:style-name="P1"><text:span text:style-name="T5">BA: I apologize… my name is Bashar al-Assad, but you can just call me Assad</text:span></text:p>
      <text:p text:style-name="P1"><text:span text:style-name="T5">Trying to change the subject, huh?</text:span></text:p>
      <text:p text:style-name="P1"><text:span text:style-name="T5">MC: My name is [mcname]</text:span></text:p>
      <text:p text:style-name="P1"><text:span text:style-name="T5">BA: That’s, um… that’s a nice name</text:span></text:p>
      <text:p text:style-name="P1"><text:span text:style-name="T5">MC: Yeah, you think so?</text:span></text:p>
      <text:p text:style-name="P1"><text:soft-page-break/><text:span text:style-name="T5">BA: Yes, I do</text:span></text:p>
      <text:p text:style-name="P1"><text:span text:style-name="T5">BA: Well… I gotta leave… see you at school tomorrow! Hopefully</text:span></text:p>
      <text:p text:style-name="P1"><text:span text:style-name="T5">And he ran off in a hurry, probably embarrassed</text:span></text:p>
      <text:p text:style-name="P1"><text:span text:style-name="T5">MC: What a strange dude…</text:span></text:p>
      <text:p text:style-name="P2"/>
      <text:p text:style-name="P1"><text:span text:style-name="T4">{In-game: He dropped something}</text:span></text:p>
      <text:p text:style-name="P2"/>
      <text:p text:style-name="P1"><text:span text:style-name="T4">I noticed a piece of paper on the floor</text:span></text:p>
      <text:p text:style-name="P1"><text:span text:style-name="T4">MC: Hm? Did he drop something?</text:span></text:p>
      <text:p text:style-name="P1"><text:span text:style-name="T4">I pick it up to see what it is</text:span></text:p>
      <text:p text:style-name="P1"><text:span text:style-name="T4">MC: Is that… my address? And my phone number?</text:span></text:p>
      <text:p text:style-name="P1"><text:span text:style-name="T4">MC: How did he…</text:span></text:p>
      <text:p text:style-name="P1"><text:span text:style-name="T4">MC: He must know some people or is a crazy stalker</text:span></text:p>
      <text:p text:style-name="P1"><text:span text:style-name="T4">MC: Probably a stalker</text:span></text:p>
      <text:p text:style-name="P2"/>
      <text:p text:style-name="P1"><text:span text:style-name="T4">{In-game: Evening 1}</text:span></text:p>
      <text:p text:style-name="P1"><text:span text:style-name="T4">[Scene: Main Character’s bedroom]</text:span></text:p>
      <text:p text:style-name="P1"><text:span text:style-name="T4">MC: Alright… sheets cleaned and I’m definitely sleeping with an eye open tonight</text:span></text:p>
      <text:p text:style-name="P1"><text:span text:style-name="T4">MC: Wait…</text:span></text:p>
      <text:p text:style-name="P1"><text:span text:style-name="T4">I looked outside the windows to see if anyone was there</text:span></text:p>
      <text:p text:style-name="P1"><text:span text:style-name="T4">MC: I don’t see anyone…</text:span></text:p>
      <text:p text:style-name="P1"><text:soft-page-break/><text:span text:style-name="T4">I turned around to lay in my bed</text:span></text:p>
      <text:p text:style-name="P1"><text:span text:style-name="T4">[Show Assad]</text:span></text:p>
      <text:p text:style-name="P1"><text:span text:style-name="T4">BA: Hi…</text:span></text:p>
      <text:p text:style-name="P1"><text:span text:style-name="T4">MC: Ah! Jesus Christ…! What… what are you doing back here?</text:span></text:p>
      <text:p text:style-name="P1"><text:span text:style-name="T4">BA: I… left something here</text:span></text:p>
      <text:p text:style-name="P1"><text:span text:style-name="T4">He was blushing heavily, probably didn’t want me to know then</text:span></text:p>
      <text:p text:style-name="P1"><text:span text:style-name="T4">MC: Oh yeah… here</text:span></text:p>
      <text:p text:style-name="P1"><text:span text:style-name="T4">BA: Thanks</text:span></text:p>
      <text:p text:style-name="P1"><text:span text:style-name="T4">He tried to grab the paper but I pulled it away</text:span></text:p>
      <text:p text:style-name="P1"><text:span text:style-name="T4">MC: But first… tell me why you have this</text:span></text:p>
      <text:p text:style-name="P1"><text:span text:style-name="T4">It looked as if all the life in his body just left</text:span></text:p>
      <text:p text:style-name="P1"><text:span text:style-name="T4">BA: Oh… you saw… you can keep it</text:span></text:p>
      <text:p text:style-name="P1"><text:span text:style-name="T4">He slowly started walking away</text:span></text:p>
      <text:p text:style-name="P1"><text:span text:style-name="T4">MC: Ah-</text:span></text:p>
      <text:p text:style-name="P1"><text:span text:style-name="T4">I extend my arm and I tried to say something but nothing came out</text:span></text:p>
      <text:p text:style-name="P1"><text:span text:style-name="T4">MC: Wha… What if you forget?</text:span></text:p>
      <text:p text:style-name="P1"><text:span text:style-name="T4">BA: Fair enough</text:span></text:p>
      <text:p text:style-name="P1"><text:span text:style-name="T4">He quickly turned around and grabbed the paper and ran out</text:span></text:p>
      <text:p text:style-name="P1"><text:span text:style-name="T4">MC: In a rush, huh?</text:span></text:p>
      <text:p text:style-name="P1"><text:span text:style-name="T4">MC: I’m still sleeping with an eye op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1665in" fo:margin-bottom="0.0835in" loext:contextual-spacing="false" fo:line-height="100%" fo:text-align="center" style:justify-single-word="false" fo:keep-with-next="always"/>
      <style:text-properties style:font-name="Liberation Sans1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16" meta:word-count="810" meta:character-count="4152" meta:non-whitespace-character-count="3458"/>
    <meta:generator>LibreOfficeDev/6.0.5.2$Linux_X86_64 LibreOffice_project/</meta:generator>
  </office:meta>
</office:document-meta>
</file>